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M Mono 12" svg:font-family="'LM Mono 12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088eca" officeooo:paragraph-rsid="00088eca"/>
    </style:style>
    <style:style style:name="P2" style:family="paragraph" style:parent-style-name="Text_20_body">
      <style:text-properties officeooo:rsid="00088eca" officeooo:paragraph-rsid="00088eca"/>
    </style:style>
    <style:style style:name="P3" style:family="paragraph" style:parent-style-name="Text_20_body" style:list-style-name="L1">
      <style:text-properties officeooo:rsid="00088eca" officeooo:paragraph-rsid="00088eca"/>
    </style:style>
    <style:style style:name="P4" style:family="paragraph" style:parent-style-name="Text_20_body" style:list-style-name="L1">
      <style:text-properties style:font-name="Liberation Serif" officeooo:rsid="00088eca" officeooo:paragraph-rsid="00088eca"/>
    </style:style>
    <style:style style:name="P5" style:family="paragraph" style:parent-style-name="Text_20_body">
      <style:text-properties style:font-name="Liberation Serif" fo:font-weight="bold" officeooo:rsid="00088eca" officeooo:paragraph-rsid="00088eca" style:font-weight-asian="bold" style:font-weight-complex="bold"/>
    </style:style>
    <style:style style:name="P6" style:family="paragraph" style:parent-style-name="Text_20_body" style:list-style-name="L2">
      <style:text-properties style:font-name="Liberation Serif" fo:font-weight="normal" officeooo:rsid="00088eca" officeooo:paragraph-rsid="00088eca" style:font-weight-asian="normal" style:font-weight-complex="normal"/>
    </style:style>
    <style:style style:name="P7" style:family="paragraph" style:parent-style-name="Text_20_body" style:list-style-name="L1">
      <style:text-properties style:font-name="FreeMono" officeooo:rsid="00088eca" officeooo:paragraph-rsid="00088eca"/>
    </style:style>
    <style:style style:name="T1" style:family="text">
      <style:text-properties style:font-name="Liberation Serif"/>
    </style:style>
    <style:style style:name="T2" style:family="text">
      <style:text-properties style:font-name="FreeMono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oT4AQ Workshop Exercises</text:p>
      <text:p text:style-name="Text_20_body"/>
      <text:h text:style-name="P1" text:outline-level="2">Exercises on the 2004 LCD</text:h>
      <text:p text:style-name="P2">The 2004 LCD can display 4 rows of 20 characters each.</text:p>
      <text:list xml:id="list2922729044" text:style-name="L1">
        <text:list-item>
          <text:p text:style-name="P3">Write the following text to the display:</text:p>
          <text:p text:style-name="P7"><text:s text:c="3"/>Welcome to the<text:line-break/>IoT4AQ workshop 2024<text:line-break/> <text:s text:c="3"/>Alioune Diop<text:line-break/> University, Bambey</text:p>
        </text:list-item>
        <text:list-item>
          <text:p text:style-name="P4">Read the temperature and humidity from the DHT11<text:line-break/>Read the pm1.0, pm2.5 and pm10 values from the PMS5003<text:line-break/>Print the results on the display in the following format:<text:line-break/><text:span text:style-name="T2">Temperature: 22deg<text:line-break/>Humidity: <text:s text:c="3"/>56%<text:line-break/>pm1.0: <text:s/>5 pm2.5: <text:s/>6<text:line-break/>pm10: <text:s/>10</text:span></text:p>
        </text:list-item>
      </text:list>
      <text:p text:style-name="P5">Too easy?</text:p>
      <text:list xml:id="list1195766097" text:style-name="L2">
        <text:list-item>
          <text:p text:style-name="P6">Replace “deg” in the second program by a user defined “°” character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M Mono 12" svg:font-family="'LM Mono 12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17:57:30.512942008</meta:creation-date>
    <dc:date>2024-01-24T18:09:01.631062749</dc:date>
    <meta:editing-duration>PT1M1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8" meta:word-count="92" meta:character-count="526" meta:non-whitespace-character-count="432"/>
  </office:meta>
</office:document-meta>
</file>